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ott Patterson</text:p>
      <text:p text:style-name="P1">September 14 2017</text:p>
      <text:p text:style-name="P1">MGMT1103</text:p>
      <text:p text:style-name="P1"/>
      <text:p text:style-name="P1"/>
      <text:p text:style-name="P1"><text:tab/><text:tab/><text:span text:style-name="T1">Self-Reflection</text:span></text:p>
      <text:p text:style-name="P1"/>
      <text:p text:style-name="P1">My overall contribution was the recorder, I was typing the best answer the group came up with for the questions.</text:p>
      <text:p text:style-name="P1"/>
      <text:p text:style-name="P1">I got a better understanding of how each of the process is done and why we use different models for the projects.</text:p>
      <text:p text:style-name="P1"/>
      <text:p text:style-name="P1">Our team worked well together and everyone had a chance to speak, no one cut anyone off or interrupted when someone was speaking.</text:p>
      <text:p text:style-name="P1"/>
      <text:p text:style-name="P1">I give myself a grade of 10! ( I did the best I can do)</text:p>
      <text:p text:style-name="P1"/>
      <text:p text:style-name="P1">Kyle 10</text:p>
      <text:p text:style-name="P1">Lewis 10</text:p>
      <text:p text:style-name="P1">Anastasia 10</text:p>
      <text:p text:style-name="P1"/>
      <text:p text:style-name="P1">As a team I would give us a 10. We were ahead of the class and we stayed on task the whole ti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14T09:07:05.15</meta:creation-date>
    <meta:document-statistic meta:table-count="0" meta:image-count="0" meta:object-count="0" meta:page-count="1" meta:paragraph-count="12" meta:word-count="116" meta:character-count="589"/>
    <dc:date>2017-09-14T09:15:28.71</dc:date>
    <meta:editing-duration>PT8M24S</meta:editing-duration>
    <meta:editing-cycles>1</meta:editing-cycles>
    <meta:generator>OpenOffice/4.1.3$Win32 OpenOffice.org_project/413m1$Build-9783</meta:generator>
  </office:meta>
</office:document-meta>
</file>